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0.998cm" style:rel-column-width="3849*"/>
    </style:style>
    <style:style style:name="Tabelle2.B" style:family="table-column">
      <style:table-column-properties style:column-width="3.004cm" style:rel-column-width="11582*"/>
    </style:style>
    <style:style style:name="Tabelle2.C" style:family="table-column">
      <style:table-column-properties style:column-width="5.498cm" style:rel-column-width="21198*"/>
    </style:style>
    <style:style style:name="Tabelle2.D" style:family="table-column">
      <style:table-column-properties style:column-width="1.499cm" style:rel-column-width="5780*"/>
    </style:style>
    <style:style style:name="Tabelle2.E" style:family="table-column">
      <style:table-column-properties style:column-width="3cm" style:rel-column-width="11568*"/>
    </style:style>
    <style:style style:name="Tabelle2.F" style:family="table-column">
      <style:table-column-properties style:column-width="2.999cm" style:rel-column-width="11558*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2.A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F2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6.001cm" table:align="right"/>
    </style:style>
    <style:style style:name="Tabelle3.A" style:family="table-column">
      <style:table-column-properties style:column-width="3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de" fo:country="DE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  <style:style style:name="P4" style:family="paragraph" style:parent-style-name="Label">
      <style:paragraph-properties fo:margin-left="0.004cm" fo:margin-right="-0.021cm" fo:text-indent="0cm" style:auto-text-indent="false"/>
    </style:style>
    <style:style style:name="P5" style:family="paragraph">
      <style:paragraph-properties fo:text-align="start"/>
    </style:style>
    <style:style style:name="P6" style:family="paragraph"/>
    <style:style style:name="P7" style:family="paragraph" style:parent-style-name="Standard">
      <style:text-properties fo:language="de" fo:country="DE"/>
    </style:style>
    <style:style style:name="P8" style:family="paragraph">
      <style:paragraph-properties fo:text-align="center"/>
    </style:style>
    <style:style style:name="T1" style:family="text">
      <style:text-properties fo:text-transform="uppercase"/>
    </style:style>
    <style:style style:name="T2" style:family="text">
      <style:text-properties fo:text-transform="uppercase" fo:language="de" fo:country="DE"/>
    </style:style>
    <style:style style:name="T3" style:family="text">
      <style:text-properties fo:language="de" fo:country="DE"/>
    </style:style>
    <style:style style:name="gr1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 #ffffff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UBL" src="file:///D:/Documents/Presentations/2004%20-%20OOoCon/invoice.ubl">
            <ubl:Invoice xmlns:ubl="urn:oasis:names:tc:ubl:Invoice:1.0:0.70">
              <cat:ID xmlns:cat="urn:oasis:names:tc:ubl:CommonAggregateTypes:1.0:0.70">I555-12345</cat:ID>
              <cat:IssueDate xmlns:cat="urn:oasis:names:tc:ubl:CommonAggregateTypes:1.0:0.70">2005-05-1</cat:IssueDate>
              <cat:TypeCode xmlns:cat="urn:oasis:names:tc:ubl:CommonAggregateTypes:1.0:0.70">token</cat:TypeCode>
              <TaxPointDate>2005-05-1</TaxPointDate>
              <cat:ReferencedOrder xmlns:cat="urn:oasis:names:tc:ubl:CommonAggregateTypes:1.0:0.70">
                <cat:BuyersOrderID>O555-12345-1</cat:BuyersOrderID>
                <cat:SellersOrderID>R555-12345-1</cat:SellersOrderID>
                <cat:IssueDate>2003-02-03</cat:IssueDate>
              </cat:ReferencedOrder>
              <cat:BuyerParty xmlns:cat="urn:oasis:names:tc:ubl:CommonAggregateTypes:1.0:0.70">
                <cat:ID/>
                <cat:PartyName>
                  <cat:Name>Bills Microdevices</cat:Name>
                </cat:PartyName>
                <cat:Address>
                  <cat:ID/>
                  <cat:Street>413 Spring St.</cat:Street>
                  <cat:CityName>Elgin</cat:CityName>
                  <cat:PostalZone>60123</cat:PostalZone>
                  <cat:CountrySub-Entity>Il</cat:CountrySub-Entity>
                </cat:Address>
              </cat:BuyerParty>
              <cat:SellerParty xmlns:cat="urn:oasis:names:tc:ubl:CommonAggregateTypes:1.0:0.70">
                <cat:ID/>
                <cat:PartyName>
                  <cat:Name>Joes Office Supply</cat:Name>
                </cat:PartyName>
                <cat:Address>
                  <cat:ID>token</cat:ID>
                  <cat:Street>32 W. Lakeshore Dr</cat:Street>
                  <cat:CityName>Chicago</cat:CityName>
                  <cat:PostalZone>60022</cat:PostalZone>
                  <cat:CountrySub-Entity>Il</cat:CountrySub-Entity>
                </cat:Address>
              </cat:SellerParty>
              <cat:PaymentTerms xmlns:cat="urn:oasis:names:tc:ubl:CommonAggregateTypes:1.0:0.70">
                <cat:ID>token</cat:ID>
                <cat:Note>Terms: All payments due within 30 days of Invoice Date. </cat:Note>
                <cat:FromEventCode>!</cat:FromEventCode>
                <cat:SettlementPeriod>
                  <cat:DescriptionCode>token</cat:DescriptionCode>
                </cat:SettlementPeriod>
              </cat:PaymentTerms>
              <RebateTotal>
                <RebateRate>4</RebateRate>
                <RebateAmount currencyID="EUR">23.2033319722336</RebateAmount>
                <RebatableAmount currencyID="EUR">580.083299305839</RebatableAmount>
              </RebateTotal>
              <cat:TaxTotal xmlns:cat="urn:oasis:names:tc:ubl:CommonAggregateTypes:1.0:0.70">
                <cat:TaxTypeCode/>
                <cat:TaxAmounts>
                  <cat:TaxableAmount currencyID="EUR">556.879967333605</cat:TaxableAmount>
                  <cat:TaxAmount currencyID="EUR">17.4949001430658</cat:TaxAmount>
                </cat:TaxAmounts>
                <cat:CategoryTotal>
                  <cat:RateCategoryCodeID>token</cat:RateCategoryCodeID>
                  <cat:RatePercentNumeric>3.1415926535897932384626433832795</cat:RatePercentNumeric>
                  <cat:TaxAmounts>
                    <cat:TaxableAmount currencyID="EUR">556.879967333605</cat:TaxableAmount>
                    <cat:TaxAmount currencyID="EUR">17.4949001430658</cat:TaxAmount>
                  </cat:TaxAmounts>
                </cat:CategoryTotal>
              </cat:TaxTotal>
              <cat:LegalTotals xmlns:cat="urn:oasis:names:tc:ubl:CommonAggregateTypes:1.0:0.70">
                <cat:LineExtensionTotalAmount currencyID="EUR">574.374867476671</cat:LineExtensionTotalAmount>
                <cat:ToBePaidTotalAmount currencyID="EUR">528.38</cat:ToBePaidTotalAmount>
              </cat:LegalTotals>
              <cat:InvoiceLine xmlns:cat="urn:oasis:names:tc:ubl:CommonAggregateTypes:1.0:0.70">
                <cat:ID>1</cat:ID>
                <cat:InvoicedQuantity unitCode="token">5</cat:InvoicedQuantity>
                <cat:LineExtensionAmount currencyID="EUR">4.08329930583912</cat:LineExtensionAmount>
                <cat:Item>
                  <cat:ID>32145-12</cat:ID>
                  <cat:Description>Pencils, box #2 red</cat:Description>
                  <cat:BuyersItemIdentification>
                    <cat:ID>1</cat:ID>
                  </cat:BuyersItemIdentification>
                  <cat:SellersItemIdentification>
                    <cat:ID>32145-12</cat:ID>
                  </cat:SellersItemIdentification>
                  <cat:BasePrice>
                    <cat:PriceAmount currencyID="USD">1</cat:PriceAmount>
                  </cat:BasePrice>
                </cat:Item>
                <cat:BasePrice>
                  <cat:PriceAmount currencyID="EUR">2.50</cat:PriceAmount>
                </cat:BasePrice>
              </cat:InvoiceLine>
              <cat:InvoiceLine xmlns:cat="urn:oasis:names:tc:ubl:CommonAggregateTypes:1.0:0.70">
                <cat:ID>2</cat:ID>
                <cat:InvoicedQuantity unitCode="token">12</cat:InvoicedQuantity>
                <cat:LineExtensionAmount currencyID="EUR">360</cat:LineExtensionAmount>
                <cat:Item>
                  <cat:ID>78-697-24</cat:ID>
                  <cat:Description>Xerox Paper- case</cat:Description>
                  <cat:BuyersItemIdentification>
                    <cat:ID>2</cat:ID>
                  </cat:BuyersItemIdentification>
                  <cat:SellersItemIdentification>
                    <cat:ID>78-697-24</cat:ID>
                  </cat:SellersItemIdentification>
                  <cat:BasePrice>
                    <cat:PriceAmount currencyID="EUR">30.00</cat:PriceAmount>
                  </cat:BasePrice>
                </cat:Item>
                <cat:BasePrice>
                  <cat:PriceAmount currencyID="EUR">30.00</cat:PriceAmount>
                </cat:BasePrice>
              </cat:InvoiceLine>
              <cat:InvoiceLine xmlns:cat="urn:oasis:names:tc:ubl:CommonAggregateTypes:1.0:0.70">
                <cat:ID>3</cat:ID>
                <cat:InvoicedQuantity unitCode="token">10</cat:InvoicedQuantity>
                <cat:LineExtensionAmount currencyID="EUR">50</cat:LineExtensionAmount>
                <cat:Item>
                  <cat:ID>091356-3</cat:ID>
                  <cat:Description>Xerox Paper- case</cat:Description>
                  <cat:BuyersItemIdentification>
                    <cat:ID>3</cat:ID>
                  </cat:BuyersItemIdentification>
                  <cat:SellersItemIdentification>
                    <cat:ID>091356-3</cat:ID>
                  </cat:SellersItemIdentification>
                  <cat:BasePrice>
                    <cat:PriceAmount currencyID="EUR">5.00</cat:PriceAmount>
                  </cat:BasePrice>
                </cat:Item>
                <cat:BasePrice>
                  <cat:PriceAmount currencyID="EUR">5.00</cat:PriceAmount>
                </cat:BasePrice>
              </cat:InvoiceLine>
              <cat:InvoiceLine xmlns:cat="urn:oasis:names:tc:ubl:CommonAggregateTypes:1.0:0.70">
                <cat:ID>4</cat:ID>
                <cat:InvoicedQuantity unitCode="token">3</cat:InvoicedQuantity>
                <cat:LineExtensionAmount currencyID="EUR">37.5</cat:LineExtensionAmount>
                <cat:Item>
                  <cat:ID>543-165-1</cat:ID>
                  <cat:Description>Tape, 1in caset</cat:Description>
                  <cat:BuyersItemIdentification>
                    <cat:ID>4</cat:ID>
                  </cat:BuyersItemIdentification>
                  <cat:SellersItemIdentification>
                    <cat:ID>543-165-1</cat:ID>
                  </cat:SellersItemIdentification>
                  <cat:BasePrice>
                    <cat:PriceAmount currencyID="EUR">12.50</cat:PriceAmount>
                  </cat:BasePrice>
                </cat:Item>
                <cat:BasePrice>
                  <cat:PriceAmount currencyID="EUR">12.50</cat:PriceAmount>
                </cat:BasePrice>
              </cat:InvoiceLine>
              <cat:InvoiceLine xmlns:cat="urn:oasis:names:tc:ubl:CommonAggregateTypes:1.0:0.70">
                <cat:ID>5</cat:ID>
                <cat:InvoicedQuantity unitCode="token">10</cat:InvoicedQuantity>
                <cat:LineExtensionAmount currencyID="EUR">10</cat:LineExtensionAmount>
                <cat:Item>
                  <cat:ID>984567-12</cat:ID>
                  <cat:Description>Tape, 1in caset</cat:Description>
                  <cat:BuyersItemIdentification>
                    <cat:ID>5</cat:ID>
                  </cat:BuyersItemIdentification>
                  <cat:SellersItemIdentification>
                    <cat:ID>984567-12</cat:ID>
                  </cat:SellersItemIdentification>
                  <cat:BasePrice>
                    <cat:PriceAmount currencyID="EUR">1.00</cat:PriceAmount>
                  </cat:BasePrice>
                </cat:Item>
                <cat:BasePrice>
                  <cat:PriceAmount currencyID="EUR">1.00</cat:PriceAmount>
                </cat:BasePrice>
              </cat:InvoiceLine>
              <cat:InvoiceLine xmlns:cat="urn:oasis:names:tc:ubl:CommonAggregateTypes:1.0:0.70">
                <cat:ID>6</cat:ID>
                <cat:InvoicedQuantity unitCode="token">5</cat:InvoicedQuantity>
                <cat:LineExtensionAmount currencyID="EUR">112.5</cat:LineExtensionAmount>
                <cat:Item>
                  <cat:ID>091344-5</cat:ID>
                  <cat:Description>Tape, 1in caset</cat:Description>
                  <cat:BuyersItemIdentification>
                    <cat:ID>6</cat:ID>
                  </cat:BuyersItemIdentification>
                  <cat:SellersItemIdentification>
                    <cat:ID>091344-5</cat:ID>
                  </cat:SellersItemIdentification>
                  <cat:BasePrice>
                    <cat:PriceAmount currencyID="EUR">22.50</cat:PriceAmount>
                  </cat:BasePrice>
                </cat:Item>
                <cat:BasePrice>
                  <cat:PriceAmount currencyID="EUR">22.50</cat:PriceAmount>
                </cat:BasePrice>
              </cat:InvoiceLine>
              <cat:InvoiceLine xmlns:cat="urn:oasis:names:tc:ubl:CommonAggregateTypes:1.0:0.70">
                <cat:ID>7</cat:ID>
                <cat:InvoicedQuantity unitCode="token">12</cat:InvoicedQuantity>
                <cat:LineExtensionAmount currencyID="EUR">6</cat:LineExtensionAmount>
                <cat:Item>
                  <cat:ID>21457-3</cat:ID>
                  <cat:Description>Mousepad, blue</cat:Description>
                  <cat:BuyersItemIdentification>
                    <cat:ID>7</cat:ID>
                  </cat:BuyersItemIdentification>
                  <cat:SellersItemIdentification>
                    <cat:ID>21457-3</cat:ID>
                  </cat:SellersItemIdentification>
                  <cat:BasePrice>
                    <cat:PriceAmount currencyID="EUR">.50</cat:PriceAmount>
                  </cat:BasePrice>
                </cat:Item>
                <cat:BasePrice>
                  <cat:PriceAmount currencyID="EUR">.50</cat:PriceAmount>
                </cat:BasePrice>
              </cat:InvoiceLine>
            </ubl:Invoice>
          </xforms:instance>
          <xforms:instance id="euro" src="file:///D:/Documents/Presentations/2004%20-%20OOoCon/eurofxref-daily.xml">
            <gesmes:Envelope xmlns:gesmes="http://www.gesmes.org/xml/2002-08-01">
              <gesmes:subject>Reference rates</gesmes:subject>
              <gesmes:Sender>
                <gesmes:name>European Central Bank</gesmes:name>
              </gesmes:Sender>
              <ex:Cube xmlns:ex="http://www.ecb.int/vocabulary/2002-08-01/eurofxref">
                <ex:Cube time="2004-09-22">
                  <ex:Cube currency="EUR" rate="1"/>
                  <ex:Cube currency="USD" rate="1.2245"/>
                  <ex:Cube currency="JPY" rate="135.37"/>
                  <ex:Cube currency="DKK" rate="7.4379"/>
                  <ex:Cube currency="GBP" rate="0.68345"/>
                  <ex:Cube currency="SEK" rate="9.0536"/>
                  <ex:Cube currency="CHF" rate="1.5477"/>
                  <ex:Cube currency="ISK" rate="87.52"/>
                  <ex:Cube currency="NOK" rate="8.3935"/>
                  <ex:Cube currency="BGN" rate="1.9558"/>
                  <ex:Cube currency="CYP" rate="0.57710"/>
                  <ex:Cube currency="CZK" rate="31.488"/>
                  <ex:Cube currency="EEK" rate="15.6466"/>
                  <ex:Cube currency="HUF" rate="246.23"/>
                  <ex:Cube currency="LTL" rate="3.4528"/>
                  <ex:Cube currency="LVL" rate="0.6621"/>
                  <ex:Cube currency="MTL" rate="0.4280"/>
                  <ex:Cube currency="PLN" rate="4.3168"/>
                  <ex:Cube currency="ROL" rate="41050"/>
                  <ex:Cube currency="SIT" rate="240.0000"/>
                  <ex:Cube currency="SKK" rate="39.953"/>
                  <ex:Cube currency="TRL" rate="1851000"/>
                  <ex:Cube currency="AUD" rate="1.7394"/>
                  <ex:Cube currency="CAD" rate="1.5754"/>
                  <ex:Cube currency="HKD" rate="9.5505"/>
                  <ex:Cube currency="NZD" rate="1.8503"/>
                  <ex:Cube currency="SGD" rate="2.0726"/>
                  <ex:Cube currency="KRW" rate="1401.20"/>
                  <ex:Cube currency="ZAR" rate="8.0001"/>
                </ex:Cube>
              </ex:Cube>
            </gesmes:Envelope>
          </xforms:instance>
          <xforms:bind xmlns:cat="urn:oasis:names:tc:ubl:CommonAggregateTypes:1.0:0.70" id="Bindung 1" nodeset="cat:ID"/>
          <xforms:bind xmlns:cat="urn:oasis:names:tc:ubl:CommonAggregateTypes:1.0:0.70" id="Bindung 2" nodeset="cat:IssueDate"/>
          <xforms:bind xmlns:cat="cat:IssueDate" id="Bindung 3" nodeset="TaxPointDate"/>
          <xforms:bind xmlns:cat="urn:oasis:names:tc:ubl:CommonAggregateTypes:1.0:0.70" id="Bindung 4" nodeset="cat:ReferencedOrder/cat:BuyersOrderID"/>
          <xforms:bind xmlns:cat="urn:oasis:names:tc:ubl:CommonAggregateTypes:1.0:0.70" id="Bindung 5" nodeset="cat:ReferencedOrder/cat:SellersOrderID"/>
          <xforms:bind xmlns:cat="urn:oasis:names:tc:ubl:CommonAggregateTypes:1.0:0.70" id="Bindung 6" nodeset="cat:IssueDate"/>
          <xforms:bind xmlns:cat="urn:oasis:names:tc:ubl:CommonAggregateTypes:1.0:0.70" id="Bindung 7" nodeset="cat:BuyerParty/cat:PartyName/cat:Name"/>
          <xforms:bind xmlns:cat="urn:oasis:names:tc:ubl:CommonAggregateTypes:1.0:0.70" id="Bindung 8" nodeset="cat:BuyerParty/cat:Address/cat:Street"/>
          <xforms:bind xmlns:cat="urn:oasis:names:tc:ubl:CommonAggregateTypes:1.0:0.70" id="Bindung 9" nodeset="cat:BuyerParty/cat:Address/cat:PostalZone"/>
          <xforms:bind xmlns:cat="urn:oasis:names:tc:ubl:CommonAggregateTypes:1.0:0.70" id="Bindung 10" nodeset="cat:BuyerParty/cat:Address/cat:CityName"/>
          <xforms:bind xmlns:cat="urn:oasis:names:tc:ubl:CommonAggregateTypes:1.0:0.70" id="Bindung 11" nodeset="cat:BuyerParty/cat:Address/cat:CountrySub-Entity"/>
          <xforms:bind xmlns:cat="urn:oasis:names:tc:ubl:CommonAggregateTypes:1.0:0.70" id="Bindung 12" nodeset="cat:SellerParty/cat:PartyName/cat:Name"/>
          <xforms:bind xmlns:cat="urn:oasis:names:tc:ubl:CommonAggregateTypes:1.0:0.70" id="Bindung 13" nodeset="cat:SellerParty/cat:Address/cat:Street"/>
          <xforms:bind xmlns:cat="urn:oasis:names:tc:ubl:CommonAggregateTypes:1.0:0.70" id="Bindung 14" nodeset="cat:SellerParty/cat:Address/cat:PostalZone"/>
          <xforms:bind xmlns:cat="urn:oasis:names:tc:ubl:CommonAggregateTypes:1.0:0.70" id="Bindung 15" nodeset="cat:SellerParty/cat:Address/cat:CityName"/>
          <xforms:bind xmlns:cat="urn:oasis:names:tc:ubl:CommonAggregateTypes:1.0:0.70" id="Bindung 16" nodeset="cat:SellerParty/cat:Address/cat:CountrySub-Entity"/>
          <xforms:bind xmlns:cat="urn:oasis:names:tc:ubl:CommonAggregateTypes:1.0:0.70" id="Bindung 17" nodeset="cat:InvoiceLine[1]/cat:ID"/>
          <xforms:bind xmlns:cat="urn:oasis:names:tc:ubl:CommonAggregateTypes:1.0:0.70" id="Bindung 18" nodeset="cat:InvoiceLine[1]/cat:Item/cat:ID"/>
          <xforms:bind xmlns:cat="urn:oasis:names:tc:ubl:CommonAggregateTypes:1.0:0.70" id="Bindung 19" nodeset="cat:InvoiceLine[1]/cat:Item/cat:Description"/>
          <xforms:bind xmlns:cat="urn:oasis:names:tc:ubl:CommonAggregateTypes:1.0:0.70" id="Bindung 20" nodeset="cat:InvoiceLine[1]/cat:InvoicedQuantity"/>
          <xforms:bind xmlns:cat="urn:oasis:names:tc:ubl:CommonAggregateTypes:1.0:0.70" id="Bindung 21" nodeset="cat:InvoiceLine[1]/cat:Item/cat:BasePrice/cat:PriceAmount/@currencyID"/>
          <xforms:bind xmlns:ex="http://www.ecb.int/vocabulary/2002-08-01/eurofxref" xmlns:gesmes="http://www.gesmes.org/xml/2002-08-01" id="currencies" nodeset="instance('euro')//ex:Cube/@currency"/>
          <xforms:bind xmlns:cat="urn:oasis:names:tc:ubl:CommonAggregateTypes:1.0:0.70" id="Bindung 22" nodeset="cat:InvoiceLine[1]/cat:Item/cat:BasePrice/cat:PriceAmount"/>
          <xforms:bind xmlns:cat="urn:oasis:names:tc:ubl:CommonAggregateTypes:1.0:0.70" id="Bindung 23" nodeset="cat:InvoiceLine[1]/cat:LineExtensionAmount/@currencyID"/>
          <xforms:bind xmlns:cat="urn:oasis:names:tc:ubl:CommonAggregateTypes:1.0:0.70" id="Bindung 24" nodeset="cat:InvoiceLine[1]/cat:LineExtensionAmount"/>
          <xforms:bind xmlns:cat="urn:oasis:names:tc:ubl:CommonAggregateTypes:1.0:0.70" xmlns:ex="http://www.ecb.int/vocabulary/2002-08-01/eurofxref" id="amount" nodeset="cat:InvoiceLine/cat:LineExtensionAmount" calculate="../cat:Item/cat:BasePrice/cat:PriceAmount&#10;* ../cat:InvoicedQuantity&#10;div instance(&quot;euro&quot;)//ex:Cube[ @currency = current()/../cat:Item/cat:BasePrice/cat:PriceAmount/@currencyID ]/@rate"/>
          <xforms:bind xmlns:cat="urn:oasis:names:tc:ubl:CommonAggregateTypes:1.0:0.70" id="lineno" nodeset="cat:InvoiceLine/cat:ID" calculate="count( ../preceding-sibling::cat:InvoiceLine) + 1"/>
          <xforms:bind xmlns:cat="urn:oasis:names:tc:ubl:CommonAggregateTypes:1.0:0.70" id="Bindung 25" nodeset="cat:InvoiceLine[2]/cat:ID"/>
          <xforms:bind xmlns:cat="urn:oasis:names:tc:ubl:CommonAggregateTypes:1.0:0.70" id="Bindung 26" nodeset="cat:InvoiceLine[3]/cat:ID"/>
          <xforms:bind xmlns:cat="urn:oasis:names:tc:ubl:CommonAggregateTypes:1.0:0.70" id="Bindung 27" nodeset="cat:InvoiceLine[4]/cat:ID"/>
          <xforms:bind xmlns:cat="urn:oasis:names:tc:ubl:CommonAggregateTypes:1.0:0.70" id="Bindung 28" nodeset="cat:InvoiceLine[5]/cat:ID"/>
          <xforms:bind xmlns:cat="urn:oasis:names:tc:ubl:CommonAggregateTypes:1.0:0.70" id="Bindung 29" nodeset="cat:InvoiceLine[6]/cat:ID"/>
          <xforms:bind xmlns:cat="urn:oasis:names:tc:ubl:CommonAggregateTypes:1.0:0.70" id="Bindung 30" nodeset="cat:InvoiceLine[2]/cat:Item/cat:ID"/>
          <xforms:bind xmlns:cat="urn:oasis:names:tc:ubl:CommonAggregateTypes:1.0:0.70" id="Bindung 31" nodeset="cat:InvoiceLine[3]/cat:Item/cat:ID"/>
          <xforms:bind xmlns:cat="urn:oasis:names:tc:ubl:CommonAggregateTypes:1.0:0.70" id="Bindung 32" nodeset="cat:InvoiceLine[4]/cat:Item/cat:ID"/>
          <xforms:bind xmlns:cat="urn:oasis:names:tc:ubl:CommonAggregateTypes:1.0:0.70" id="Bindung 33" nodeset="cat:InvoiceLine[5]/cat:Item/cat:ID"/>
          <xforms:bind xmlns:cat="urn:oasis:names:tc:ubl:CommonAggregateTypes:1.0:0.70" id="Bindung 34" nodeset="cat:InvoiceLine[6]/cat:Item/cat:ID"/>
          <xforms:bind xmlns:cat="urn:oasis:names:tc:ubl:CommonAggregateTypes:1.0:0.70" id="Bindung 35" nodeset="cat:InvoiceLine[2]/cat:Item/cat:Description"/>
          <xforms:bind xmlns:cat="urn:oasis:names:tc:ubl:CommonAggregateTypes:1.0:0.70" id="Bindung 36" nodeset="cat:InvoiceLine[3]/cat:Item/cat:Description"/>
          <xforms:bind xmlns:cat="urn:oasis:names:tc:ubl:CommonAggregateTypes:1.0:0.70" id="Bindung 37" nodeset="cat:InvoiceLine[4]/cat:Item/cat:Description"/>
          <xforms:bind xmlns:cat="urn:oasis:names:tc:ubl:CommonAggregateTypes:1.0:0.70" id="Bindung 38" nodeset="cat:InvoiceLine[5]/cat:Item/cat:Description"/>
          <xforms:bind xmlns:cat="urn:oasis:names:tc:ubl:CommonAggregateTypes:1.0:0.70" id="Bindung 39" nodeset="cat:InvoiceLine[6]/cat:Item/cat:Description"/>
          <xforms:bind xmlns:cat="urn:oasis:names:tc:ubl:CommonAggregateTypes:1.0:0.70" id="Bindung 40" nodeset="cat:InvoiceLine[2]/cat:InvoicedQuantity"/>
          <xforms:bind xmlns:cat="urn:oasis:names:tc:ubl:CommonAggregateTypes:1.0:0.70" id="Bindung 41" nodeset="cat:InvoiceLine[3]/cat:InvoicedQuantity"/>
          <xforms:bind xmlns:cat="urn:oasis:names:tc:ubl:CommonAggregateTypes:1.0:0.70" id="Bindung 42" nodeset="cat:InvoiceLine[4]/cat:InvoicedQuantity"/>
          <xforms:bind xmlns:cat="urn:oasis:names:tc:ubl:CommonAggregateTypes:1.0:0.70" id="Bindung 43" nodeset="cat:InvoiceLine[5]/cat:InvoicedQuantity"/>
          <xforms:bind xmlns:cat="urn:oasis:names:tc:ubl:CommonAggregateTypes:1.0:0.70" id="Bindung 44" nodeset="cat:InvoiceLine[6]/cat:InvoicedQuantity"/>
          <xforms:bind xmlns:cat="urn:oasis:names:tc:ubl:CommonAggregateTypes:1.0:0.70" id="Bindung 45" nodeset="cat:InvoiceLine[2]/cat:Item/cat:BasePrice/cat:PriceAmount/@currencyID"/>
          <xforms:bind xmlns:cat="urn:oasis:names:tc:ubl:CommonAggregateTypes:1.0:0.70" id="Bindung 46" nodeset="cat:InvoiceLine[3]/cat:Item/cat:BasePrice/cat:PriceAmount/@currencyID"/>
          <xforms:bind xmlns:cat="urn:oasis:names:tc:ubl:CommonAggregateTypes:1.0:0.70" id="Bindung 47" nodeset="cat:InvoiceLine[4]/cat:Item/cat:BasePrice/cat:PriceAmount/@currencyID"/>
          <xforms:bind xmlns:cat="urn:oasis:names:tc:ubl:CommonAggregateTypes:1.0:0.70" id="Bindung 48" nodeset="cat:InvoiceLine[5]/cat:Item/cat:BasePrice/cat:PriceAmount/@currencyID"/>
          <xforms:bind xmlns:cat="urn:oasis:names:tc:ubl:CommonAggregateTypes:1.0:0.70" id="Bindung 49" nodeset="cat:InvoiceLine[6]/cat:Item/cat:BasePrice/cat:PriceAmount/@currencyID"/>
          <xforms:bind xmlns:cat="urn:oasis:names:tc:ubl:CommonAggregateTypes:1.0:0.70" id="Bindung 50" nodeset="cat:InvoiceLine[2]/cat:Item/cat:BasePrice/cat:PriceAmount"/>
          <xforms:bind xmlns:cat="urn:oasis:names:tc:ubl:CommonAggregateTypes:1.0:0.70" id="Bindung 51" nodeset="cat:InvoiceLine[3]/cat:Item/cat:BasePrice/cat:PriceAmount"/>
          <xforms:bind xmlns:cat="urn:oasis:names:tc:ubl:CommonAggregateTypes:1.0:0.70" id="Bindung 52" nodeset="cat:InvoiceLine[4]/cat:Item/cat:BasePrice/cat:PriceAmount"/>
          <xforms:bind xmlns:cat="urn:oasis:names:tc:ubl:CommonAggregateTypes:1.0:0.70" id="Bindung 53" nodeset="cat:InvoiceLine[5]/cat:Item/cat:BasePrice/cat:PriceAmount"/>
          <xforms:bind xmlns:cat="urn:oasis:names:tc:ubl:CommonAggregateTypes:1.0:0.70" id="Bindung 54" nodeset="cat:InvoiceLine[6]/cat:Item/cat:BasePrice/cat:PriceAmount"/>
          <xforms:bind xmlns:cat="urn:oasis:names:tc:ubl:CommonAggregateTypes:1.0:0.70" id="Bindung 55" nodeset="cat:InvoiceLine[2]/cat:LineExtensionAmount/@currencyID"/>
          <xforms:bind xmlns:cat="urn:oasis:names:tc:ubl:CommonAggregateTypes:1.0:0.70" id="Bindung 56" nodeset="cat:InvoiceLine[3]/cat:LineExtensionAmount/@currencyID"/>
          <xforms:bind xmlns:cat="urn:oasis:names:tc:ubl:CommonAggregateTypes:1.0:0.70" id="Bindung 57" nodeset="cat:InvoiceLine[4]/cat:LineExtensionAmount/@currencyID"/>
          <xforms:bind xmlns:cat="urn:oasis:names:tc:ubl:CommonAggregateTypes:1.0:0.70" id="Bindung 58" nodeset="cat:InvoiceLine[5]/cat:LineExtensionAmount/@currencyID"/>
          <xforms:bind xmlns:cat="urn:oasis:names:tc:ubl:CommonAggregateTypes:1.0:0.70" id="Bindung 59" nodeset="cat:InvoiceLine[6]/cat:LineExtensionAmount/@currencyID"/>
          <xforms:bind xmlns:cat="urn:oasis:names:tc:ubl:CommonAggregateTypes:1.0:0.70" id="Bindung 60" nodeset="cat:InvoiceLine[2]/cat:LineExtensionAmount"/>
          <xforms:bind xmlns:cat="urn:oasis:names:tc:ubl:CommonAggregateTypes:1.0:0.70" id="Bindung 61" nodeset="cat:InvoiceLine[3]/cat:LineExtensionAmount"/>
          <xforms:bind xmlns:cat="urn:oasis:names:tc:ubl:CommonAggregateTypes:1.0:0.70" id="Bindung 62" nodeset="cat:InvoiceLine[4]/cat:LineExtensionAmount"/>
          <xforms:bind xmlns:cat="urn:oasis:names:tc:ubl:CommonAggregateTypes:1.0:0.70" id="Bindung 63" nodeset="cat:InvoiceLine[5]/cat:LineExtensionAmount"/>
          <xforms:bind xmlns:cat="urn:oasis:names:tc:ubl:CommonAggregateTypes:1.0:0.70" id="Bindung 64" nodeset="cat:InvoiceLine[6]/cat:LineExtensionAmount"/>
          <xforms:bind xmlns:cat="urn:oasis:names:tc:ubl:CommonAggregateTypes:1.0:0.70" id="amountCurrency" nodeset="cat:InvoiceLine/cat:LineExtensionAmount/@currencyID" calculate="&quot;EUR&quot;"/>
          <xforms:bind xmlns:cat="urn:oasis:names:tc:ubl:CommonAggregateTypes:1.0:0.70" id="Bindung 65" nodeset="cat:TaxTotal/cat:CategoryTotal/cat:TaxAmounts/cat:TaxableAmount/@currencyID"/>
          <xforms:bind xmlns:cat="urn:oasis:names:tc:ubl:CommonAggregateTypes:1.0:0.70" id="Bindung 66" nodeset="RebateTotal/RebatableAmount" calculate="sum( /*/cat:InvoiceLine/cat:LineExtensionAmount )"/>
          <xforms:bind xmlns:cat="urn:oasis:names:tc:ubl:CommonAggregateTypes:1.0:0.70" id="Bindung 67" nodeset="cat:TaxTotal/cat:CategoryTotal/cat:RatePercentNumeric"/>
          <xforms:bind xmlns:cat="urn:oasis:names:tc:ubl:CommonAggregateTypes:1.0:0.70" id="Bindung 68" nodeset="cat:TaxTotal/cat:CategoryTotal/cat:TaxAmounts/cat:TaxAmount" calculate="../cat:TaxableAmount * ../../cat:RatePercentNumeric div 100"/>
          <xforms:bind xmlns:cat="urn:oasis:names:tc:ubl:CommonAggregateTypes:1.0:0.70" id="Bindung 69" nodeset="cat:TaxTotal/cat:CategoryTotal/cat:TaxAmounts/cat:TaxAmount/@currencyID"/>
          <xforms:bind xmlns:cat="urn:oasis:names:tc:ubl:CommonAggregateTypes:1.0:0.70" id="bind_cdea2bc" nodeset="cat:TaxTotal/cat:TaxAmounts/cat:TaxAmount" calculate="../../cat:CategoryTotal/cat:TaxAmounts/cat:TaxAmount"/>
          <xforms:bind xmlns:cat="urn:oasis:names:tc:ubl:CommonAggregateTypes:1.0:0.70" id="Bindung 70" nodeset="cat:LegalTotals/cat:LineExtensionTotalAmount/@currencyID"/>
          <xforms:bind xmlns:cat="urn:oasis:names:tc:ubl:CommonAggregateTypes:1.0:0.70" id="Bindung 71" nodeset="cat:LegalTotals/cat:LineExtensionTotalAmount" calculate="sum( ../../cat:TaxTotal/cat:TaxAmounts/* )"/>
          <xforms:bind xmlns:cat="urn:oasis:names:tc:ubl:CommonAggregateTypes:1.0:0.70" id="bind_cebf194" nodeset="cat:TaxTotal/cat:TaxAmounts/cat:TaxableAmount" calculate="../../cat:CategoryTotal/cat:TaxAmounts/cat:TaxableAmount"/>
          <xforms:bind id="Bindung 72" nodeset="RebateTotal/RebateRate" relevant="../RebatableAmount &gt;= 500"/>
          <xforms:bind id="Bindung 73" nodeset="RebateTotal/RebateAmount/@currencyID" relevant="../../RebatableAmount &gt;= 500"/>
          <xforms:bind id="Bindung 74" nodeset="RebateTotal/RebateAmount" relevant="../RebatableAmount &gt;= 500" calculate="if( ../RebatableAmount &gt;= 500, ../RebatableAmount * ../RebateRate div 100, 0)"/>
          <xforms:bind xmlns:cat="urn:oasis:names:tc:ubl:CommonAggregateTypes:1.0:0.70" id="TaxableAmount" nodeset="cat:TaxTotal/cat:CategoryTotal/cat:TaxAmounts/cat:TaxableAmount" calculate="/*/RebateTotal/RebatableAmount - /*/RebateTotal/RebateAmount"/>
          <xforms:bind id="bind_78bbb94" nodeset="cat:TaxTotal/cat:CategoryTotal/cat:TaxAmounts/cat:TaxableAmount"/>
          <xforms:bind xmlns:cat="urn:oasis:names:tc:ubl:CommonAggregateTypes:1.0:0.70" id="prices" nodeset="cat:InvoiceLine/cat:Item/cat:BasePrice/cat:PriceAmount/text()" type="Price"/>
          <xforms:bind xmlns:cat="urn:oasis:names:tc:ubl:CommonAggregateTypes:1.0:0.70" id="quantities" nodeset="cat:InvoiceLine/cat:InvoicedQuantity" type="Quantity"/>
          <xforms:submission id="submit" action="file:///d:/temp/ubl.xml" method="Put" indent="false" omit-xml-declaration="false" standalone="false" replace="Kein"/>
          <xsd:schema>
            <xsd:simpleType name="Price">
              <xsd:restriction base="xsd:decimal">
                <xsd:whiteSpace value="preserve"/>
                <xsd:fractionDigits value="2"/>
              </xsd:restriction>
            </xsd:simpleType>
            <xsd:simpleType name="Quantity">
              <xsd:restriction base="xsd:decimal">
                <xsd:minInclusive value="0"/>
                <xsd:whiteSpace value="preserve"/>
                <xsd:fractionDigits value="0"/>
              </xsd:restriction>
            </xsd:simpleType>
          </xsd:schema>
        </xforms:model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" form:control-implementation="ooo:com.sun.star.form.component.TextField" form:id="control1" form:tab-index="1" form:convert-empty-to-null="true" xforms:bind="Bindung 1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2" form:tab-index="2" form:convert-empty-to-null="true" xforms:bind="Bindung 2">
            <form:properties>
              <form:property form:property-name="DefaultControl" office:value-type="string" office:string-value="com.sun.star.form.control.TextField"/>
            </form:properties>
          </form:text>
          <form:text form:name="TextBox2" form:control-implementation="ooo:com.sun.star.form.component.TextField" form:id="control3" form:tab-index="3" form:convert-empty-to-null="true" xforms:bind="Bindung 3">
            <form:properties>
              <form:property form:property-name="DefaultControl" office:value-type="string" office:string-value="com.sun.star.form.control.TextField"/>
            </form:properties>
          </form:text>
          <form:text form:name="TextBox3" form:control-implementation="ooo:com.sun.star.form.component.TextField" form:id="control4" form:tab-index="4" form:convert-empty-to-null="true" xforms:bind="Bindung 4">
            <form:properties>
              <form:property form:property-name="DefaultControl" office:value-type="string" office:string-value="com.sun.star.form.control.TextField"/>
            </form:properties>
          </form:text>
          <form:text form:name="TextBox4" form:control-implementation="ooo:com.sun.star.form.component.TextField" form:id="control5" form:tab-index="5" form:convert-empty-to-null="true" xforms:bind="Bindung 5">
            <form:properties>
              <form:property form:property-name="DefaultControl" office:value-type="string" office:string-value="com.sun.star.form.control.TextField"/>
            </form:properties>
          </form:text>
          <form:text form:name="TextBox5" form:control-implementation="ooo:com.sun.star.form.component.TextField" form:id="control6" form:tab-index="6" form:convert-empty-to-null="true" xforms:bind="Bindung 6">
            <form:properties>
              <form:property form:property-name="DefaultControl" office:value-type="string" office:string-value="com.sun.star.form.control.TextField"/>
            </form:properties>
          </form:text>
          <form:text form:name="TextBox6" form:control-implementation="ooo:com.sun.star.form.component.TextField" form:id="control7" form:tab-index="7" form:convert-empty-to-null="true" xforms:bind="Bindung 7">
            <form:properties>
              <form:property form:property-name="DefaultControl" office:value-type="string" office:string-value="com.sun.star.form.control.TextField"/>
            </form:properties>
          </form:text>
          <form:text form:name="TextBox7" form:control-implementation="ooo:com.sun.star.form.component.TextField" form:id="control8" form:tab-index="9" form:convert-empty-to-null="true" xforms:bind="Bindung 8">
            <form:properties>
              <form:property form:property-name="DefaultControl" office:value-type="string" office:string-value="com.sun.star.form.control.TextField"/>
            </form:properties>
          </form:text>
          <form:text form:name="TextBox8" form:control-implementation="ooo:com.sun.star.form.component.TextField" form:id="control9" form:tab-index="13" form:convert-empty-to-null="true" xforms:bind="Bindung 9">
            <form:properties>
              <form:property form:property-name="DefaultControl" office:value-type="string" office:string-value="com.sun.star.form.control.TextField"/>
            </form:properties>
          </form:text>
          <form:text form:name="TextBox9" form:control-implementation="ooo:com.sun.star.form.component.TextField" form:id="control10" form:tab-index="11" form:convert-empty-to-null="true" xforms:bind="Bindung 10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10" form:control-implementation="ooo:com.sun.star.form.component.TextField" form:id="control11" form:tab-index="15" form:convert-empty-to-null="true" xforms:bind="Bindung 11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8" form:control-implementation="ooo:com.sun.star.form.component.TextField" form:id="control12" form:tab-index="14" form:convert-empty-to-null="true" xforms:bind="Bindung 14">
            <form:properties>
              <form:property form:property-name="DefaultControl" office:value-type="string" office:string-value="com.sun.star.form.control.TextField"/>
            </form:properties>
          </form:text>
          <form:text form:name="TextBox9" form:control-implementation="ooo:com.sun.star.form.component.TextField" form:id="control13" form:tab-index="12" form:convert-empty-to-null="true" xforms:bind="Bindung 15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10" form:control-implementation="ooo:com.sun.star.form.component.TextField" form:id="control14" form:tab-index="16" form:convert-empty-to-null="true" xforms:bind="Bindung 16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6" form:control-implementation="ooo:com.sun.star.form.component.TextField" form:id="control15" form:tab-index="8" form:convert-empty-to-null="true" xforms:bind="Bindung 12">
            <form:properties>
              <form:property form:property-name="DefaultControl" office:value-type="string" office:string-value="com.sun.star.form.control.TextField"/>
            </form:properties>
          </form:text>
          <form:text form:name="TextBox7" form:control-implementation="ooo:com.sun.star.form.component.TextField" form:id="control16" form:tab-index="10" form:convert-empty-to-null="true" xforms:bind="Bindung 13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11" form:control-implementation="ooo:com.sun.star.form.component.TextField" form:id="control17" form:readonly="true" form:tab-index="17" form:convert-empty-to-null="true" xforms:bind="Bindung 17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12" form:control-implementation="ooo:com.sun.star.form.component.TextField" form:id="control18" form:tab-index="18" form:convert-empty-to-null="true" xforms:bind="Bindung 18">
            <form:properties>
              <form:property form:property-name="DefaultControl" office:value-type="string" office:string-value="com.sun.star.form.control.TextField"/>
            </form:properties>
          </form:text>
          <form:text form:name="TextBox13" form:control-implementation="ooo:com.sun.star.form.component.TextField" form:id="control19" form:tab-index="19" form:convert-empty-to-null="true" xforms:bind="Bindung 19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14" form:control-implementation="ooo:com.sun.star.form.component.TextField" form:id="control20" form:tab-index="20" form:convert-empty-to-null="true" xforms:bind="Bindung 20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ombobox form:name="ComboBox" form:control-implementation="ooo:com.sun.star.form.component.ComboBox" form:id="control21" form:dropdown="true" form:tab-index="23" form:convert-empty-to-null="true" form:list-source-type="table" xforms:bind="Bindung 21" form:xforms-list-source="currencies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textarea form:name="TextBox15" form:control-implementation="ooo:com.sun.star.form.component.TextField" form:id="control22" form:readonly="true" form:tab-index="24" form:convert-empty-to-null="true" xforms:bind="Bindung 23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formatted-text form:name="NumericalField1" form:control-implementation="ooo:com.sun.star.form.component.NumericField" form:id="control23" form:readonly="true" form:tab-index="22" xforms:bind="Bindung 24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" form:control-implementation="ooo:com.sun.star.form.component.NumericField" form:id="control24" form:tab-index="21" xforms:bind="Bindung 22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textarea form:name="TextBox16" form:control-implementation="ooo:com.sun.star.form.component.TextField" form:id="control25" form:readonly="true" form:tab-index="25" form:convert-empty-to-null="true" xforms:bind="Bindung 25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17" form:control-implementation="ooo:com.sun.star.form.component.TextField" form:id="control26" form:tab-index="26" form:convert-empty-to-null="true" xforms:bind="Bindung 30">
            <form:properties>
              <form:property form:property-name="DefaultControl" office:value-type="string" office:string-value="com.sun.star.form.control.TextField"/>
            </form:properties>
          </form:text>
          <form:text form:name="TextBox18" form:control-implementation="ooo:com.sun.star.form.component.TextField" form:id="control27" form:tab-index="27" form:convert-empty-to-null="true" xforms:bind="Bindung 35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19" form:control-implementation="ooo:com.sun.star.form.component.TextField" form:id="control28" form:tab-index="28" form:convert-empty-to-null="true" xforms:bind="Bindung 40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20" form:control-implementation="ooo:com.sun.star.form.component.TextField" form:id="control29" form:readonly="true" form:tab-index="32" form:convert-empty-to-null="true" xforms:bind="Bindung 55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21" form:control-implementation="ooo:com.sun.star.form.component.TextField" form:id="control30" form:readonly="true" form:tab-index="33" form:convert-empty-to-null="true" xforms:bind="Bindung 26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22" form:control-implementation="ooo:com.sun.star.form.component.TextField" form:id="control31" form:tab-index="34" form:convert-empty-to-null="true" xforms:bind="Bindung 31">
            <form:properties>
              <form:property form:property-name="DefaultControl" office:value-type="string" office:string-value="com.sun.star.form.control.TextField"/>
            </form:properties>
          </form:text>
          <form:text form:name="TextBox23" form:control-implementation="ooo:com.sun.star.form.component.TextField" form:id="control32" form:tab-index="35" form:convert-empty-to-null="true" xforms:bind="Bindung 36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24" form:control-implementation="ooo:com.sun.star.form.component.TextField" form:id="control33" form:tab-index="36" form:convert-empty-to-null="true" xforms:bind="Bindung 41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25" form:control-implementation="ooo:com.sun.star.form.component.TextField" form:id="control34" form:readonly="true" form:tab-index="38" form:convert-empty-to-null="true" xforms:bind="Bindung 56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26" form:control-implementation="ooo:com.sun.star.form.component.TextField" form:id="control35" form:readonly="true" form:tab-index="41" form:convert-empty-to-null="true" xforms:bind="Bindung 27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27" form:control-implementation="ooo:com.sun.star.form.component.TextField" form:id="control36" form:tab-index="42" form:convert-empty-to-null="true" xforms:bind="Bindung 32">
            <form:properties>
              <form:property form:property-name="DefaultControl" office:value-type="string" office:string-value="com.sun.star.form.control.TextField"/>
            </form:properties>
          </form:text>
          <form:text form:name="TextBox28" form:control-implementation="ooo:com.sun.star.form.component.TextField" form:id="control37" form:tab-index="43" form:convert-empty-to-null="true" xforms:bind="Bindung 37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29" form:control-implementation="ooo:com.sun.star.form.component.TextField" form:id="control38" form:tab-index="44" form:convert-empty-to-null="true" xforms:bind="Bindung 42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0" form:control-implementation="ooo:com.sun.star.form.component.TextField" form:id="control39" form:readonly="true" form:tab-index="47" form:convert-empty-to-null="true" xforms:bind="Bindung 57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1" form:control-implementation="ooo:com.sun.star.form.component.TextField" form:id="control40" form:readonly="true" form:tab-index="49" form:convert-empty-to-null="true" xforms:bind="Bindung 28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32" form:control-implementation="ooo:com.sun.star.form.component.TextField" form:id="control41" form:tab-index="50" form:convert-empty-to-null="true" xforms:bind="Bindung 33">
            <form:properties>
              <form:property form:property-name="DefaultControl" office:value-type="string" office:string-value="com.sun.star.form.control.TextField"/>
            </form:properties>
          </form:text>
          <form:text form:name="TextBox33" form:control-implementation="ooo:com.sun.star.form.component.TextField" form:id="control42" form:tab-index="51" form:convert-empty-to-null="true" xforms:bind="Bindung 38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34" form:control-implementation="ooo:com.sun.star.form.component.TextField" form:id="control43" form:tab-index="52" form:convert-empty-to-null="true" xforms:bind="Bindung 43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5" form:control-implementation="ooo:com.sun.star.form.component.TextField" form:id="control44" form:readonly="true" form:tab-index="54" form:convert-empty-to-null="true" xforms:bind="Bindung 58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36" form:control-implementation="ooo:com.sun.star.form.component.TextField" form:id="control45" form:readonly="true" form:tab-index="57" form:convert-empty-to-null="true" xforms:bind="Bindung 29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37" form:control-implementation="ooo:com.sun.star.form.component.TextField" form:id="control46" form:tab-index="58" form:convert-empty-to-null="true" xforms:bind="Bindung 34">
            <form:properties>
              <form:property form:property-name="DefaultControl" office:value-type="string" office:string-value="com.sun.star.form.control.TextField"/>
            </form:properties>
          </form:text>
          <form:text form:name="TextBox38" form:control-implementation="ooo:com.sun.star.form.component.TextField" form:id="control47" form:tab-index="59" form:convert-empty-to-null="true" xforms:bind="Bindung 39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39" form:control-implementation="ooo:com.sun.star.form.component.TextField" form:id="control48" form:tab-index="60" form:convert-empty-to-null="true" xforms:bind="Bindung 44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0" form:control-implementation="ooo:com.sun.star.form.component.TextField" form:id="control49" form:readonly="true" form:tab-index="62" form:convert-empty-to-null="true" xforms:bind="Bindung 59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ombobox form:name="ComboBox1" form:control-implementation="ooo:com.sun.star.form.component.ComboBox" form:id="control50" form:dropdown="true" form:tab-index="29" form:convert-empty-to-null="true" form:list-source-type="table" xforms:bind="Bindung 45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combobox form:name="ComboBox2" form:control-implementation="ooo:com.sun.star.form.component.ComboBox" form:id="control51" form:dropdown="true" form:tab-index="37" form:convert-empty-to-null="true" form:list-source-type="table" xforms:bind="Bindung 46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combobox form:name="ComboBox3" form:control-implementation="ooo:com.sun.star.form.component.ComboBox" form:id="control52" form:dropdown="true" form:tab-index="45" form:convert-empty-to-null="true" form:list-source-type="table" xforms:bind="Bindung 47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combobox form:name="ComboBox4" form:control-implementation="ooo:com.sun.star.form.component.ComboBox" form:id="control53" form:dropdown="true" form:tab-index="53" form:convert-empty-to-null="true" form:list-source-type="table" xforms:bind="Bindung 48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combobox form:name="ComboBox5" form:control-implementation="ooo:com.sun.star.form.component.ComboBox" form:id="control54" form:dropdown="true" form:tab-index="64" form:convert-empty-to-null="true" form:list-source-type="table" xforms:bind="Bindung 49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formatted-text form:name="NumericalField2" form:control-implementation="ooo:com.sun.star.form.component.NumericField" form:id="control55" form:tab-index="31" xforms:bind="Bindung 50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3" form:control-implementation="ooo:com.sun.star.form.component.NumericField" form:id="control56" form:tab-index="39" xforms:bind="Bindung 51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4" form:control-implementation="ooo:com.sun.star.form.component.NumericField" form:id="control57" form:tab-index="46" xforms:bind="Bindung 52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5" form:control-implementation="ooo:com.sun.star.form.component.NumericField" form:id="control58" form:tab-index="55" xforms:bind="Bindung 53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6" form:control-implementation="ooo:com.sun.star.form.component.NumericField" form:id="control59" form:tab-index="61" xforms:bind="Bindung 54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7" form:control-implementation="ooo:com.sun.star.form.component.NumericField" form:id="control60" form:readonly="true" form:tab-index="30" xforms:bind="Bindung 60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8" form:control-implementation="ooo:com.sun.star.form.component.NumericField" form:id="control61" form:readonly="true" form:tab-index="40" xforms:bind="Bindung 61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9" form:control-implementation="ooo:com.sun.star.form.component.NumericField" form:id="control62" form:readonly="true" form:tab-index="48" xforms:bind="Bindung 62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10" form:control-implementation="ooo:com.sun.star.form.component.NumericField" form:id="control63" form:readonly="true" form:tab-index="56" xforms:bind="Bindung 63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11" form:control-implementation="ooo:com.sun.star.form.component.NumericField" form:id="control64" form:readonly="true" form:tab-index="63" xforms:bind="Bindung 64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12" form:control-implementation="ooo:com.sun.star.form.component.NumericField" form:id="control65" form:tab-index="67" xforms:bind="Bindung 72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13" form:control-implementation="ooo:com.sun.star.form.component.NumericField" form:id="control66" form:tab-index="70" xforms:bind="Bindung 67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textarea form:name="TextBox41" form:control-implementation="ooo:com.sun.star.form.component.TextField" form:id="control67" form:readonly="true" form:tab-index="68" form:convert-empty-to-null="true" xforms:bind="Bindung 73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2" form:control-implementation="ooo:com.sun.star.form.component.TextField" form:id="control68" form:readonly="true" form:tab-index="66" form:convert-empty-to-null="true" xforms:bind="Bindung 65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3" form:control-implementation="ooo:com.sun.star.form.component.TextField" form:id="control69" form:readonly="true" form:tab-index="71" form:convert-empty-to-null="true" xforms:bind="Bindung 69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44" form:control-implementation="ooo:com.sun.star.form.component.TextField" form:id="control70" form:readonly="true" form:tab-index="73" form:convert-empty-to-null="true" xforms:bind="Bindung 70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formatted-text form:name="NumericalField14" form:control-implementation="ooo:com.sun.star.form.component.NumericField" form:id="control71" form:readonly="true" form:tab-index="65" xforms:bind="Bindung 66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15" form:control-implementation="ooo:com.sun.star.form.component.NumericField" form:id="control72" form:readonly="true" form:tab-index="69" xforms:bind="Bindung 74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16" form:control-implementation="ooo:com.sun.star.form.component.NumericField" form:id="control73" form:readonly="true" form:tab-index="72" xforms:bind="Bindung 68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formatted-text form:name="NumericalField17" form:control-implementation="ooo:com.sun.star.form.component.NumericField" form:id="control74" form:readonly="true" form:tab-index="74" xforms:bind="Bindung 71" form:min-value="-1000000" form:max-value="1000000">
            <form:properties>
              <form:property form:property-name="DefaultControl" office:value-type="string" office:string-value="com.sun.star.form.control.NumericField"/>
              <form:property form:property-name="EnforceFormat" office:value-type="boolean" office:boolean-value="false"/>
            </form:properties>
          </form:formatted-text>
          <form:button form:name="PushButton" form:control-implementation="ooo:com.sun.star.form.component.CommandButton" form:id="control75" form:label="submit" form:tab-index="75" form:button-type="submit" office:target-frame="" xlink:href="" form:image-data="" form:xforms-submission="submit" form:delay-for-repeat="PT0.50S" form:image-position="top" form:image-alig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ff</text:span><text:span text:style-name="T2">ice Invoice</text:span><text:span text:style-name="T3"><text:tab/>Page 1 of 1</text:span>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Contents"/>
            </table:table-cell>
            <table:table-cell table:style-name="Tabelle1.A1" office:value-type="string">
              <text:p text:style-name="Label">Inv<text:span text:style-name="T3">oice No.</text:span></text:p>
              <text:p text:style-name="P2"><draw:control text:anchor-type="as-char" draw:z-index="0" draw:style-name="gr1" draw:text-style-name="P3" svg:width="8.273cm" svg:height="0.496cm" draw:control="control1"/></text:p>
            </table:table-cell>
          </table:table-row>
        </table:table-header-rows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Label">Inv<text:span text:style-name="T3">oice Issue Date</text:span></text:p>
            <text:p text:style-name="P2"><draw:control text:anchor-type="as-char" draw:z-index="1" draw:style-name="gr1" draw:text-style-name="P3" svg:width="8.305cm" svg:height="0.528cm" draw:control="control2"/>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Label">Tax<text:span text:style-name="T3">point Date</text:span></text:p>
            <text:p text:style-name="P2"><draw:control text:anchor-type="as-char" draw:z-index="2" draw:style-name="gr1" draw:text-style-name="P3" svg:width="8.22cm" svg:height="0.533cm" draw:control="control3"/></text:p>
          </table:table-cell>
        </table:table-row>
        <table:table-row>
          <table:table-cell table:style-name="Tabelle1.A1" office:value-type="string">
            <text:p text:style-name="Label">Ord<text:span text:style-name="T3">er No.</text:span></text:p>
            <text:p text:style-name="P2"><draw:control text:anchor-type="as-char" draw:z-index="3" draw:style-name="gr1" draw:text-style-name="P3" svg:width="8.252cm" svg:height="0.459cm" draw:control="control4"/></text:p>
          </table:table-cell>
          <table:table-cell table:style-name="Tabelle1.A1" office:value-type="string">
            <text:p text:style-name="Label">Ord<text:span text:style-name="T3">er Response No.</text:span></text:p>
            <text:p text:style-name="P2"><draw:control text:anchor-type="as-char" draw:z-index="4" draw:style-name="gr1" draw:text-style-name="P3" svg:width="8.22cm" svg:height="0.512cm" draw:control="control5"/></text:p>
          </table:table-cell>
        </table:table-row>
        <table:table-row>
          <table:table-cell table:style-name="Tabelle1.A1" office:value-type="string">
            <text:p text:style-name="Label">Iss<text:span text:style-name="T3">ue Date</text:span></text:p>
            <text:p text:style-name="P2"><draw:control text:anchor-type="as-char" draw:z-index="5" draw:style-name="gr1" draw:text-style-name="P3" svg:width="8.28cm" svg:height="0.438cm" draw:control="control6"/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Label">Buy<text:span text:style-name="T3">er</text:span></text:p>
            <text:p text:style-name="P2"><draw:control text:anchor-type="as-char" draw:z-index="6" draw:style-name="gr1" draw:text-style-name="P3" svg:width="8.183cm" svg:height="0.415cm" draw:control="control7"/></text:p>
            <text:p text:style-name="P2"><draw:control text:anchor-type="as-char" draw:z-index="7" draw:style-name="gr1" draw:text-style-name="P3" svg:width="8.183cm" svg:height="0.461cm" draw:control="control8"/></text:p>
            <text:p text:style-name="P2"><draw:control text:anchor-type="as-char" draw:z-index="8" draw:style-name="gr1" draw:text-style-name="P3" svg:width="1.638cm" svg:height="0.369cm" draw:control="control9"/> <draw:control text:anchor-type="as-char" draw:z-index="9" draw:style-name="gr1" draw:text-style-name="P3" svg:width="3.343cm" svg:height="0.401cm" draw:control="control10"/>, <draw:control text:anchor-type="as-char" draw:z-index="10" draw:style-name="gr1" draw:text-style-name="P3" svg:width="1.789cm" svg:height="0.392cm" draw:control="control11"/></text:p>
          </table:table-cell>
          <table:table-cell table:style-name="Tabelle1.A1" office:value-type="string">
            <text:p text:style-name="Label">Sel<text:span text:style-name="T3">ler</text:span></text:p>
            <text:p text:style-name="P2"><draw:control text:anchor-type="as-char" draw:z-index="14" draw:style-name="gr1" draw:text-style-name="P3" svg:width="8.183cm" svg:height="0.415cm" draw:control="control15"/></text:p>
            <text:p text:style-name="P2"><draw:control text:anchor-type="as-char" draw:z-index="15" draw:style-name="gr1" draw:text-style-name="P3" svg:width="8.183cm" svg:height="0.461cm" draw:control="control16"/></text:p>
            <text:p text:style-name="P2"><draw:control text:anchor-type="as-char" draw:z-index="11" draw:style-name="gr1" draw:text-style-name="P3" svg:width="1.638cm" svg:height="0.369cm" draw:control="control12"/> <draw:control text:anchor-type="as-char" draw:z-index="12" draw:style-name="gr1" draw:text-style-name="P3" svg:width="3.343cm" svg:height="0.401cm" draw:control="control13"/>, <draw:control text:anchor-type="as-char" svg:y="-0.28cm" draw:z-index="13" draw:style-name="gr2" draw:text-style-name="P3" svg:width="1.789cm" svg:height="0.392cm" draw:control="control14"/>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>
            <table:table-cell table:style-name="Tabelle2.A1" office:value-type="string">
              <text:p text:style-name="P4">Lin<text:span text:style-name="T3">e no.</text:span></text:p>
            </table:table-cell>
            <table:table-cell table:style-name="Tabelle2.A1" office:value-type="string">
              <text:p text:style-name="Label">Part Num<text:span text:style-name="T3">ber</text:span></text:p>
            </table:table-cell>
            <table:table-cell table:style-name="Tabelle2.A1" office:value-type="string">
              <text:p text:style-name="Label">Des<text:span text:style-name="T3">cription</text:span></text:p>
            </table:table-cell>
            <table:table-cell table:style-name="Tabelle2.A1" office:value-type="string">
              <text:p text:style-name="Label">Qua<text:span text:style-name="T3">ntity</text:span></text:p>
            </table:table-cell>
            <table:table-cell table:style-name="Tabelle2.A1" office:value-type="string">
              <text:p text:style-name="Label">Unit Pri<text:span text:style-name="T3">ce</text:span></text:p>
            </table:table-cell>
            <table:table-cell table:style-name="Tabelle2.A1" office:value-type="string">
              <text:p text:style-name="Label">Amo<text:span text:style-name="T3">unt</text:span></text:p>
            </table:table-cell>
          </table:table-row>
        </table:table-header-rows>
        <table:table-row>
          <table:table-cell table:style-name="Tabelle2.A2" office:value-type="string">
            <text:p text:style-name="Table_20_Contents"><draw:control text:anchor-type="as-char" draw:z-index="16" draw:style-name="gr3" draw:text-style-name="P3" svg:width="0.803cm" svg:height="0.482cm" draw:control="control17"/></text:p>
          </table:table-cell>
          <table:table-cell table:style-name="Tabelle2.A2" office:value-type="string">
            <text:p text:style-name="Table_20_Contents"><draw:control text:anchor-type="as-char" draw:z-index="17" draw:style-name="gr3" draw:text-style-name="P3" svg:width="2.811cm" svg:height="0.458cm" draw:control="control18"/></text:p>
          </table:table-cell>
          <table:table-cell table:style-name="Tabelle2.A2" office:value-type="string">
            <text:p text:style-name="Table_20_Contents"><draw:control text:anchor-type="as-char" draw:z-index="18" draw:style-name="gr3" draw:text-style-name="P3" svg:width="5.305cm" svg:height="0.509cm" draw:control="control19"/></text:p>
          </table:table-cell>
          <table:table-cell table:style-name="Tabelle2.A2" office:value-type="string">
            <text:p text:style-name="Table_20_Contents"><draw:control text:anchor-type="as-char" draw:z-index="19" draw:style-name="gr3" draw:text-style-name="P3" svg:width="1.287cm" svg:height="0.482cm" draw:control="control20"/></text:p>
          </table:table-cell>
          <table:table-cell table:style-name="Tabelle2.A2" office:value-type="string">
            <text:p text:style-name="Table_20_Contents"><draw:control text:anchor-type="as-char" draw:z-index="20" draw:style-name="gr3" draw:text-style-name="P5" svg:width="1.361cm" svg:height="0.429cm" draw:control="control21"/><draw:control text:anchor-type="as-char" draw:z-index="23" draw:style-name="gr3" draw:text-style-name="P6" svg:width="1.431cm" svg:height="0.445cm" draw:control="control24"/></text:p>
          </table:table-cell>
          <table:table-cell table:style-name="Tabelle2.F2" office:value-type="string">
            <text:p text:style-name="Table_20_Contents"><draw:control text:anchor-type="as-char" draw:z-index="21" draw:style-name="gr3" draw:text-style-name="P3" svg:width="1.01cm" svg:height="0.406cm" draw:control="control22"/><draw:control text:anchor-type="as-char" draw:z-index="22" draw:style-name="gr3" draw:text-style-name="P6" svg:width="1.796cm" svg:height="0.509cm" draw:control="control23"/></text:p>
          </table:table-cell>
        </table:table-row>
        <table:table-row>
          <table:table-cell table:style-name="Tabelle2.A3" office:value-type="string">
            <text:p text:style-name="Table_20_Contents"><draw:control text:anchor-type="as-char" draw:z-index="24" draw:style-name="gr3" draw:text-style-name="P3" svg:width="0.842cm" svg:height="0.472cm" draw:control="control25"/></text:p>
          </table:table-cell>
          <table:table-cell table:style-name="Tabelle2.A3" office:value-type="string">
            <text:p text:style-name="Table_20_Contents"><draw:control text:anchor-type="as-char" draw:z-index="25" draw:style-name="gr3" draw:text-style-name="P3" svg:width="2.772cm" svg:height="0.519cm" draw:control="control26"/></text:p>
          </table:table-cell>
          <table:table-cell table:style-name="Tabelle2.A3" office:value-type="string">
            <text:p text:style-name="Table_20_Contents"><draw:control text:anchor-type="as-char" draw:z-index="26" draw:style-name="gr3" draw:text-style-name="P3" svg:width="5.218cm" svg:height="0.496cm" draw:control="control27"/></text:p>
          </table:table-cell>
          <table:table-cell table:style-name="Tabelle2.A3" office:value-type="string">
            <text:p text:style-name="Table_20_Contents"><draw:control text:anchor-type="as-char" draw:z-index="27" draw:style-name="gr3" draw:text-style-name="P3" svg:width="1.213cm" svg:height="0.445cm" draw:control="control28"/></text:p>
          </table:table-cell>
          <table:table-cell table:style-name="Tabelle2.A3" office:value-type="string">
            <text:p text:style-name="Table_20_Contents"><draw:control text:anchor-type="as-char" draw:z-index="49" draw:style-name="gr3" draw:text-style-name="P5" svg:width="1.385cm" svg:height="0.496cm" draw:control="control50"/><draw:control text:anchor-type="as-char" draw:z-index="54" draw:style-name="gr3" draw:text-style-name="P6" svg:width="1.385cm" svg:height="0.452cm" draw:control="control55"/></text:p>
          </table:table-cell>
          <table:table-cell table:style-name="Tabelle2.F3" office:value-type="string">
            <text:p text:style-name="Table_20_Contents"><draw:control text:anchor-type="as-char" draw:z-index="28" draw:style-name="gr3" draw:text-style-name="P3" svg:width="0.943cm" svg:height="0.398cm" draw:control="control29"/><draw:control text:anchor-type="as-char" draw:z-index="59" draw:style-name="gr3" draw:text-style-name="P6" svg:width="1.609cm" svg:height="0.422cm" draw:control="control60"/></text:p>
          </table:table-cell>
        </table:table-row>
        <table:table-row>
          <table:table-cell table:style-name="Tabelle2.A3" office:value-type="string">
            <text:p text:style-name="Table_20_Contents"><draw:control text:anchor-type="as-char" draw:z-index="29" draw:style-name="gr3" draw:text-style-name="P3" svg:width="0.817cm" svg:height="0.496cm" draw:control="control30"/></text:p>
          </table:table-cell>
          <table:table-cell table:style-name="Tabelle2.A3" office:value-type="string">
            <text:p text:style-name="Table_20_Contents"><draw:control text:anchor-type="as-char" draw:z-index="30" draw:style-name="gr3" draw:text-style-name="P3" svg:width="2.844cm" svg:height="0.473cm" draw:control="control31"/></text:p>
          </table:table-cell>
          <table:table-cell table:style-name="Tabelle2.A3" office:value-type="string">
            <text:p text:style-name="Table_20_Contents"><draw:control text:anchor-type="as-char" draw:z-index="31" draw:style-name="gr3" draw:text-style-name="P3" svg:width="5.195cm" svg:height="0.496cm" draw:control="control32"/></text:p>
          </table:table-cell>
          <table:table-cell table:style-name="Tabelle2.A3" office:value-type="string">
            <text:p text:style-name="Table_20_Contents"><draw:control text:anchor-type="as-char" draw:z-index="32" draw:style-name="gr3" draw:text-style-name="P3" svg:width="1.188cm" svg:height="0.496cm" draw:control="control33"/></text:p>
          </table:table-cell>
          <table:table-cell table:style-name="Tabelle2.A3" office:value-type="string">
            <text:p text:style-name="Table_20_Contents"><draw:control text:anchor-type="as-char" draw:z-index="50" draw:style-name="gr3" draw:text-style-name="P5" svg:width="1.311cm" svg:height="0.523cm" draw:control="control51"/><draw:control text:anchor-type="as-char" draw:z-index="55" draw:style-name="gr3" draw:text-style-name="P6" svg:width="1.311cm" svg:height="0.473cm" draw:control="control56"/></text:p>
          </table:table-cell>
          <table:table-cell table:style-name="Tabelle2.F3" office:value-type="string">
            <text:p text:style-name="Table_20_Contents"><draw:control text:anchor-type="as-char" draw:z-index="33" draw:style-name="gr3" draw:text-style-name="P3" svg:width="1.064cm" svg:height="0.523cm" draw:control="control34"/><draw:control text:anchor-type="as-char" draw:z-index="60" draw:style-name="gr3" draw:text-style-name="P6" svg:width="1.558cm" svg:height="0.422cm" draw:control="control61"/></text:p>
          </table:table-cell>
        </table:table-row>
        <table:table-row>
          <table:table-cell table:style-name="Tabelle2.A3" office:value-type="string">
            <text:p text:style-name="Table_20_Contents"><draw:control text:anchor-type="as-char" draw:z-index="34" draw:style-name="gr3" draw:text-style-name="P3" svg:width="0.795cm" svg:height="0.519cm" draw:control="control35"/></text:p>
          </table:table-cell>
          <table:table-cell table:style-name="Tabelle2.A3" office:value-type="string">
            <text:p text:style-name="Table_20_Contents"><draw:control text:anchor-type="as-char" draw:z-index="35" draw:style-name="gr3" draw:text-style-name="P3" svg:width="2.819cm" svg:height="0.622cm" draw:control="control36"/></text:p>
          </table:table-cell>
          <table:table-cell table:style-name="Tabelle2.A3" office:value-type="string">
            <text:p text:style-name="Table_20_Contents"><draw:control text:anchor-type="as-char" draw:z-index="36" draw:style-name="gr3" draw:text-style-name="P3" svg:width="5.292cm" svg:height="0.593cm" draw:control="control37"/></text:p>
          </table:table-cell>
          <table:table-cell table:style-name="Tabelle2.A3" office:value-type="string">
            <text:p text:style-name="Table_20_Contents"><draw:control text:anchor-type="as-char" draw:z-index="37" draw:style-name="gr3" draw:text-style-name="P3" svg:width="1.138cm" svg:height="0.496cm" draw:control="control38"/></text:p>
          </table:table-cell>
          <table:table-cell table:style-name="Tabelle2.A3" office:value-type="string">
            <text:p text:style-name="Table_20_Contents"><draw:control text:anchor-type="as-char" draw:z-index="51" draw:style-name="gr3" draw:text-style-name="P5" svg:width="1.288cm" svg:height="0.519cm" draw:control="control52"/><draw:control text:anchor-type="as-char" draw:z-index="56" draw:style-name="gr3" draw:text-style-name="P6" svg:width="1.338cm" svg:height="0.519cm" draw:control="control57"/></text:p>
          </table:table-cell>
          <table:table-cell table:style-name="Tabelle2.F3" office:value-type="string">
            <text:p text:style-name="Table_20_Contents"><draw:control text:anchor-type="as-char" draw:z-index="38" draw:style-name="gr3" draw:text-style-name="P3" svg:width="0.943cm" svg:height="0.571cm" draw:control="control39"/><draw:control text:anchor-type="as-char" draw:z-index="61" draw:style-name="gr3" draw:text-style-name="P6" svg:width="1.609cm" svg:height="0.472cm" draw:control="control62"/></text:p>
          </table:table-cell>
        </table:table-row>
        <table:table-row>
          <table:table-cell table:style-name="Tabelle2.A3" office:value-type="string">
            <text:p text:style-name="Table_20_Contents"><draw:control text:anchor-type="as-char" draw:z-index="39" draw:style-name="gr3" draw:text-style-name="P3" svg:width="0.795cm" svg:height="0.546cm" draw:control="control40"/></text:p>
          </table:table-cell>
          <table:table-cell table:style-name="Tabelle2.A3" office:value-type="string">
            <text:p text:style-name="Table_20_Contents"><draw:control text:anchor-type="as-char" draw:z-index="40" draw:style-name="gr3" draw:text-style-name="P3" svg:width="2.797cm" svg:height="0.593cm" draw:control="control41"/></text:p>
          </table:table-cell>
          <table:table-cell table:style-name="Tabelle2.A3" office:value-type="string">
            <text:p text:style-name="Table_20_Contents"><draw:control text:anchor-type="as-char" draw:z-index="41" draw:style-name="gr3" draw:text-style-name="P3" svg:width="5.317cm" svg:height="0.546cm" draw:control="control42"/></text:p>
          </table:table-cell>
          <table:table-cell table:style-name="Tabelle2.A3" office:value-type="string">
            <text:p text:style-name="Table_20_Contents"><draw:control text:anchor-type="as-char" draw:z-index="42" draw:style-name="gr3" draw:text-style-name="P3" svg:width="1.214cm" svg:height="0.496cm" draw:control="control43"/></text:p>
          </table:table-cell>
          <table:table-cell table:style-name="Tabelle2.A3" office:value-type="string">
            <text:p text:style-name="Table_20_Contents"><draw:control text:anchor-type="as-char" draw:z-index="52" draw:style-name="gr3" draw:text-style-name="P5" svg:width="1.311cm" svg:height="0.519cm" draw:control="control53"/><draw:control text:anchor-type="as-char" draw:z-index="57" draw:style-name="gr3" draw:text-style-name="P6" svg:width="1.138cm" svg:height="0.472cm" draw:control="control58"/></text:p>
          </table:table-cell>
          <table:table-cell table:style-name="Tabelle2.F3" office:value-type="string">
            <text:p text:style-name="Table_20_Contents"><draw:control text:anchor-type="as-char" draw:z-index="43" draw:style-name="gr3" draw:text-style-name="P3" svg:width="0.99cm" svg:height="0.496cm" draw:control="control44"/><draw:control text:anchor-type="as-char" draw:z-index="62" draw:style-name="gr3" draw:text-style-name="P6" svg:width="1.609cm" svg:height="0.422cm" draw:control="control63"/></text:p>
          </table:table-cell>
        </table:table-row>
        <table:table-row>
          <table:table-cell table:style-name="Tabelle2.A3" office:value-type="string">
            <text:p text:style-name="Table_20_Contents"><draw:control text:anchor-type="as-char" draw:z-index="44" draw:style-name="gr3" draw:text-style-name="P3" svg:width="0.842cm" svg:height="0.546cm" draw:control="control45"/></text:p>
          </table:table-cell>
          <table:table-cell table:style-name="Tabelle2.A3" office:value-type="string">
            <text:p text:style-name="Table_20_Contents"><draw:control text:anchor-type="as-char" draw:z-index="45" draw:style-name="gr3" draw:text-style-name="P3" svg:width="2.772cm" svg:height="0.445cm" draw:control="control46"/></text:p>
          </table:table-cell>
          <table:table-cell table:style-name="Tabelle2.A3" office:value-type="string">
            <text:p text:style-name="Table_20_Contents"><draw:control text:anchor-type="as-char" draw:z-index="46" draw:style-name="gr3" draw:text-style-name="P3" svg:width="5.292cm" svg:height="0.519cm" draw:control="control47"/></text:p>
          </table:table-cell>
          <table:table-cell table:style-name="Tabelle2.A3" office:value-type="string">
            <text:p text:style-name="Table_20_Contents"><draw:control text:anchor-type="as-char" draw:z-index="47" draw:style-name="gr3" draw:text-style-name="P3" svg:width="1.26cm" svg:height="0.445cm" draw:control="control48"/></text:p>
          </table:table-cell>
          <table:table-cell table:style-name="Tabelle2.A3" office:value-type="string">
            <text:p text:style-name="Table_20_Contents"><draw:control text:anchor-type="as-char" draw:z-index="53" draw:style-name="gr3" draw:text-style-name="P5" svg:width="1.338cm" svg:height="0.422cm" draw:control="control54"/><draw:control text:anchor-type="as-char" draw:z-index="58" draw:style-name="gr3" draw:text-style-name="P6" svg:width="1.435cm" svg:height="0.473cm" draw:control="control59"/></text:p>
          </table:table-cell>
          <table:table-cell table:style-name="Tabelle2.F3" office:value-type="string">
            <text:p text:style-name="Table_20_Contents"><draw:control text:anchor-type="as-char" draw:z-index="48" draw:style-name="gr3" draw:text-style-name="P3" svg:width="1.064cm" svg:height="0.422cm" draw:control="control49"/><draw:control text:anchor-type="as-char" draw:z-index="63" draw:style-name="gr3" draw:text-style-name="P6" svg:width="1.484cm" svg:height="0.422cm" draw:control="control64"/></text:p>
          </table:table-cell>
        </table:table-row>
      </table:table>
      <text:p text:style-name="Standard"/>
      <table:table table:name="Tabelle3" table:style-name="Tabelle3">
        <table:table-column table:style-name="Tabelle3.A" table:number-columns-repeated="2"/>
        <table:table-header-rows>
          <table:table-row>
            <table:table-cell table:style-name="Tabelle3.A1" office:value-type="string">
              <text:p text:style-name="Table_20_Contents"/>
            </table:table-cell>
            <table:table-cell table:style-name="Tabelle3.B1" office:value-type="string">
              <text:p text:style-name="Label">Sum</text:p>
              <text:p text:style-name="Table_20_Contents"><draw:control text:anchor-type="as-char" draw:z-index="67" draw:style-name="gr1" draw:text-style-name="P3" svg:width="0.916cm" svg:height="0.422cm" draw:control="control68"/><draw:control text:anchor-type="as-char" draw:z-index="70" draw:style-name="gr1" draw:text-style-name="P6" svg:width="1.646cm" svg:height="0.496cm" draw:control="control71"/></text:p>
            </table:table-cell>
          </table:table-row>
        </table:table-header-rows>
        <table:table-row>
          <table:table-cell table:style-name="Tabelle3.A2" office:value-type="string">
            <text:p text:style-name="Label">Reb<text:span text:style-name="T3">ate Rate</text:span></text:p>
            <text:p text:style-name="Table_20_Contents"><draw:control text:anchor-type="as-char" draw:z-index="64" draw:style-name="gr1" draw:text-style-name="P6" svg:width="2.624cm" svg:height="0.595cm" draw:control="control65"/></text:p>
          </table:table-cell>
          <table:table-cell table:style-name="Tabelle3.B2" office:value-type="string">
            <text:p text:style-name="Label">Reb<text:span text:style-name="T3">ate Amount</text:span></text:p>
            <text:p text:style-name="Table_20_Contents"><draw:control text:anchor-type="as-char" draw:z-index="66" draw:style-name="gr1" draw:text-style-name="P3" svg:width="0.967cm" svg:height="0.496cm" draw:control="control67"/><draw:control text:anchor-type="as-char" draw:z-index="71" draw:style-name="gr1" draw:text-style-name="P6" svg:width="1.722cm" svg:height="0.449cm" draw:control="control72"/></text:p>
          </table:table-cell>
        </table:table-row>
        <table:table-row>
          <table:table-cell table:style-name="Tabelle3.A2" office:value-type="string">
            <text:p text:style-name="Label">Tax Rate</text:p>
            <text:p text:style-name="Table_20_Contents"><draw:control text:anchor-type="as-char" draw:z-index="65" draw:style-name="gr1" draw:text-style-name="P6" svg:width="2.648cm" svg:height="0.496cm" draw:control="control66"/></text:p>
          </table:table-cell>
          <table:table-cell table:style-name="Tabelle3.B2" office:value-type="string">
            <text:p text:style-name="Label">Tax<text:span text:style-name="T3"> Amount</text:span></text:p>
            <text:p text:style-name="P2"><draw:control text:anchor-type="as-char" draw:z-index="68" draw:style-name="gr1" draw:text-style-name="P3" svg:width="0.967cm" svg:height="0.473cm" draw:control="control69"/><draw:control text:anchor-type="as-char" draw:z-index="72" draw:style-name="gr1" draw:text-style-name="P6" svg:width="1.698cm" svg:height="0.399cm" draw:control="control73"/></text:p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Label">Total Payable</text:p>
            <text:p text:style-name="Table_20_Contents"><draw:control text:anchor-type="as-char" draw:z-index="69" draw:style-name="gr1" draw:text-style-name="P3" svg:width="1.064cm" svg:height="0.523cm" draw:control="control70"/><draw:control text:anchor-type="as-char" draw:z-index="73" draw:style-name="gr1" draw:text-style-name="P6" svg:width="1.412cm" svg:height="0.473cm" draw:control="control74"/></text:p>
          </table:table-cell>
        </table:table-row>
      </table:table>
      <text:p text:style-name="Standard"/>
      <text:p text:style-name="P7"><draw:control text:anchor-type="as-char" draw:z-index="74" draw:style-name="gr4" draw:text-style-name="P8" svg:width="3.83cm" svg:height="0.839cm" draw:control="control7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el" style:family="paragraph" style:parent-style-name="Table_20_Contents" style:next-style-name="Table_20_Contents" style:class="extra">
      <style:text-properties style:font-name="Bitstream Vera Sans" fo:font-size="6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03$Build-8912$CWS-lo7
  </meta:generator>
    <meta:creation-date>2004-09-22T15:42:26</meta:creation-date>
    <dc:date>2005-05-23T11:15:19</dc:date>
    <dc:language>de-DE</dc:language>
    <meta:editing-cycles>33</meta:editing-cycles>
    <meta:editing-duration>PT5H32M5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76" meta:word-count="42" meta:character-count="309"/>
  </office:meta>
</office:document-meta>
</file>